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fo:color="#729fcf" loext:opacity="100%" fo:font-size="22pt" fo:font-weight="bold" officeooo:rsid="00048381" officeooo:paragraph-rsid="00048381" style:font-size-asian="22pt" style:font-weight-asian="bold" style:font-size-complex="22pt" style:font-weight-complex="bold"/>
    </style:style>
    <style:style style:name="P2" style:family="paragraph" style:parent-style-name="Standard">
      <style:paragraph-properties fo:text-align="center" style:justify-single-word="false"/>
      <style:text-properties fo:color="#000000" loext:opacity="100%" fo:font-size="22pt" fo:font-weight="bold" officeooo:rsid="00048381" officeooo:paragraph-rsid="00048381" style:font-size-asian="22pt" style:font-weight-asian="bold" style:font-size-complex="22pt" style:font-weight-complex="bold"/>
    </style:style>
    <style:style style:name="P3" style:family="paragraph" style:parent-style-name="Standard">
      <style:paragraph-properties fo:text-align="start" style:justify-single-word="false"/>
      <style:text-properties fo:color="#000000" loext:opacity="100%" fo:font-size="13pt" fo:font-weight="normal" officeooo:rsid="00048381" officeooo:paragraph-rsid="00048381"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color="#000000" loext:opacity="100%" fo:font-size="13pt" fo:font-weight="normal" officeooo:rsid="0004e94b" officeooo:paragraph-rsid="0004e94b"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color="#000000" loext:opacity="100%" fo:font-size="13pt" fo:font-weight="normal" officeooo:rsid="0006a033" officeooo:paragraph-rsid="0006a033"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color="#000000" loext:opacity="100%" fo:font-size="13pt" fo:font-weight="normal" officeooo:rsid="00088e05" officeooo:paragraph-rsid="00088e05"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fo:color="#000000" loext:opacity="100%" fo:font-size="13pt" fo:font-weight="normal" officeooo:rsid="0009af77" officeooo:paragraph-rsid="0009af77"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fo:color="#000000" loext:opacity="100%" fo:font-size="13pt" fo:font-weight="normal" officeooo:rsid="0009af77" officeooo:paragraph-rsid="000b08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color="#000000" loext:opacity="100%" fo:font-size="13pt" fo:font-weight="normal" officeooo:rsid="000b0858" officeooo:paragraph-rsid="000b08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color="#000000" loext:opacity="100%" fo:font-size="13pt" fo:font-weight="normal" officeooo:rsid="000b0858" officeooo:paragraph-rsid="000b0858" style:font-size-asian="11.3500003814697pt" style:font-weight-asian="normal" style:font-size-complex="13pt" style:font-weight-complex="normal"/>
    </style:style>
    <style:style style:name="P11" style:family="paragraph">
      <style:paragraph-properties fo:text-align="center"/>
    </style:style>
    <style:style style:name="T1" style:family="text">
      <style:text-properties officeooo:rsid="0004e94b"/>
    </style:style>
    <style:style style:name="T2" style:family="text">
      <style:text-properties officeooo:rsid="0009af77"/>
    </style:style>
    <style:style style:name="T3" style:family="text">
      <style:text-properties officeooo:rsid="000b0858"/>
    </style:style>
    <style:style style:name="T4" style:family="text">
      <style:text-properties officeooo:rsid="000c324f"/>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line text:anchor-type="paragraph" draw:z-index="0" draw:name="Ligne 1" draw:style-name="gr1" draw:text-style-name="P11" svg:x1="2.838cm" svg:y1="0.462cm" svg:x2="13.977cm" svg:y2="0.462cm"><text:p/></draw:line></text:p>
      <text:p text:style-name="P2"><draw:line text:anchor-type="paragraph" draw:z-index="1" draw:name="Ligne 2" draw:style-name="gr1" draw:text-style-name="P11" svg:x1="2.759cm" svg:y1="1.421cm" svg:x2="14.057cm" svg:y2="1.395cm"><text:p/></draw:line>Compte rendu projet CMS</text:p>
      <text:p text:style-name="P2"/>
      <text:p text:style-name="P3">Pour ce projet j’ai d’abord installé Wordpress sans passer par Plsek, mais j’ai rencontré beaucoup de difficultés avec les extensions. J’ai finalement recommencer en installant Wordpress sur plesk, une fois l’installation fini j’ai dû configurer la base de données depuis wp-admin.</text:p>
      <text:p text:style-name="P3"/>
      <text:p text:style-name="P3">Sur l’interface <text:span text:style-name="T1">de Wordpress j’ai effectué les configurations de base :</text:span></text:p>
      <text:p text:style-name="P4">- changer le nom de la boutique (Luxury)</text:p>
      <text:p text:style-name="P4">- rentrer un slogan ( j’en ai pas mis)</text:p>
      <text:p text:style-name="P4">- cocher la case inscription afin que les utilisateurs puissent s’inscrire</text:p>
      <text:p text:style-name="P4"/>
      <text:p text:style-name="P5">J’ai ensuite installé différents plugins :</text:p>
      <text:p text:style-name="P5"/>
      <text:p text:style-name="P6">Woo-commerce : une solution de e-commerce open source qui propose différents outils (personnaliser les pages en quelques minutes en utilisant le module <text:span text:style-name="T2">blocs de produits, mise en page des moyens de paiements …).</text:span></text:p>
      <text:p text:style-name="P6">Cela ma permis de configurer les options de ma boutique.</text:p>
      <text:p text:style-name="P6"/>
      <text:p text:style-name="P7">Elementor : pour effectuer les modifications de mon site et afin de m’occuper de la gestion des contenues des pages par bloc (ajouter des images, du texte, changer la mise en forme …)</text:p>
      <text:p text:style-name="P7"/>
      <text:p text:style-name="P9">Envato Elements : télécharger des tamplate kit gratuit </text:p>
      <text:p text:style-name="P7"/>
      <text:p text:style-name="P8">Akismet Anti-Spam: installé par défaut afin de <text:span text:style-name="T3">protéger les sites des indésirables</text:span></text:p>
      <text:p text:style-name="P8"/>
      <text:p text:style-name="P8">J'ai installé le thème <text:span text:style-name="T4">storefront</text:span> depuis l'extention Envato elements. Après avoir ajouté mes produits depuis l'onglet product dans le tableau de bord, j'ai utilisé l'option short-code d'Elementor qui permet de récupérer les données des produits. Et enfin, j'ai utilisé les outils à ma disposition pour modifier le thème que j'ai choisi à ma guise et donner le rendu que je voulais en ajoutant des catégories et des produits. </text:p>
      <text:p text:style-name="Standard"/>
      <text:p text:style-name="P8"/>
      <text:p text:style-name="P8"/>
      <text:p text:style-name="P9"><text:s/></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6:12:56.712000000</meta:creation-date>
    <meta:generator>LibreOffice/7.2.2.2$Windows_X86_64 LibreOffice_project/02b2acce88a210515b4a5bb2e46cbfb63fe97d56</meta:generator>
    <dc:date>2022-02-10T17:31:39.069000000</dc:date>
    <meta:editing-duration>PT9M11S</meta:editing-duration>
    <meta:editing-cycles>1</meta:editing-cycles>
    <meta:document-statistic meta:table-count="0" meta:image-count="0" meta:object-count="0" meta:page-count="1" meta:paragraph-count="14" meta:word-count="254" meta:character-count="1582" meta:non-whitespace-character-count="1338"/>
  </office:meta>
</office:document-meta>
</file>